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so1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so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vc0</text:p>
          </table:table-cell>
          <table:table-cell office:value-type="string" calcext:value-type="string">
            <text:p>so2</text:p>
          </table:table-cell>
          <table:table-cell office:value-type="string" calcext:value-type="string">
            <text:p>vdiff</text:p>
          </table:table-cell>
          <table:table-cell office:value-type="string" calcext:value-type="string">
            <text:p>vc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vc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crel1</text:p>
          </table:table-cell>
          <table:table-cell office:value-type="string" calcext:value-type="string">
            <text:p>vcrel0</text:p>
          </table:table-cell>
          <table:table-cell office:value-type="string" calcext:value-type="string">
            <text:p>vcrel2</text:p>
          </table:table-cell>
          <table:table-cell office:value-type="string" calcext:value-type="string">
            <text:p>pra1</text:p>
          </table:table-cell>
          <table:table-cell office:value-type="string" calcext:value-type="string">
            <text:p>pra2</text:p>
          </table:table-cell>
          <table:table-cell office:value-type="string" calcext:value-type="string">
            <text:p>pdiff</text:p>
          </table:table-cell>
          <table:table-cell office:value-type="string" calcext:value-type="string">
            <text:p>pra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48.65300030688" calcext:value-type="float">
            <text:p>3848.6530003069</text:p>
          </table:table-cell>
          <table:table-cell office:value-type="float" office:value="0" calcext:value-type="float">
            <text:p>0</text:p>
          </table:table-cell>
          <table:table-cell office:value-type="float" office:value="3207.21083358907" calcext:value-type="float">
            <text:p>3207.2108335891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975" calcext:value-type="float">
            <text:p>975</text:p>
          </table:table-cell>
          <table:table-cell office:value-type="float" office:value="86" calcext:value-type="float">
            <text:p>86</text:p>
          </table:table-cell>
          <table:table-cell office:value-type="float" office:value="816" calcext:value-type="float">
            <text:p>816</text:p>
          </table:table-cell>
          <table:table-cell office:value-type="float" office:value="1159" calcext:value-type="float">
            <text:p>1159</text:p>
          </table:table-cell>
          <table:table-cell office:value-type="float" office:value="3207.21083358907" calcext:value-type="float">
            <text:p>3207.2108335891</text:p>
          </table:table-cell>
          <table:table-cell office:value-type="float" office:value="0.286666666666667" calcext:value-type="float">
            <text:p>0.2866666667</text:p>
          </table:table-cell>
          <table:table-cell office:value-type="float" office:value="0.62" calcext:value-type="float">
            <text:p>0.62</text:p>
          </table:table-cell>
          <table:table-cell office:value-type="float" office:value="0.503333333333333" calcext:value-type="float">
            <text:p>0.5033333333</text:p>
          </table:table-cell>
          <table:table-cell office:value-type="float" office:value="3.16279069767442" calcext:value-type="float">
            <text:p>3.1627906977</text:p>
          </table:table-cell>
          <table:table-cell office:value-type="float" office:value="2.54966887417219" calcext:value-type="float">
            <text:p>2.5496688742</text:p>
          </table:table-cell>
          <table:table-cell office:value-type="float" office:value="0.841242450388265" calcext:value-type="float">
            <text:p>0.8412424504</text:p>
          </table:table-cell>
          <table:table-cell office:value-type="float" office:value="2.51075268817204" calcext:value-type="float">
            <text:p>2.51075268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29.70763230043" calcext:value-type="float">
            <text:p>4529.7076323004</text:p>
          </table:table-cell>
          <table:table-cell office:value-type="float" office:value="0" calcext:value-type="float">
            <text:p>0</text:p>
          </table:table-cell>
          <table:table-cell office:value-type="float" office:value="3774.75636025036" calcext:value-type="float">
            <text:p>3774.7563602504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1098" calcext:value-type="float">
            <text:p>1098</text:p>
          </table:table-cell>
          <table:table-cell office:value-type="float" office:value="109" calcext:value-type="float">
            <text:p>109</text:p>
          </table:table-cell>
          <table:table-cell office:value-type="float" office:value="915" calcext:value-type="float">
            <text:p>915</text:p>
          </table:table-cell>
          <table:table-cell office:value-type="float" office:value="1315" calcext:value-type="float">
            <text:p>1315</text:p>
          </table:table-cell>
          <table:table-cell office:value-type="float" office:value="3774.75636025036" calcext:value-type="float">
            <text:p>3774.7563602504</text:p>
          </table:table-cell>
          <table:table-cell office:value-type="float" office:value="0.363333333333333" calcext:value-type="float">
            <text:p>0.3633333333</text:p>
          </table:table-cell>
          <table:table-cell office:value-type="float" office:value="0.726666666666667" calcext:value-type="float">
            <text:p>0.7266666667</text:p>
          </table:table-cell>
          <table:table-cell office:value-type="float" office:value="0.603333333333333" calcext:value-type="float">
            <text:p>0.6033333333</text:p>
          </table:table-cell>
          <table:table-cell office:value-type="float" office:value="2.88990825688073" calcext:value-type="float">
            <text:p>2.8899082569</text:p>
          </table:table-cell>
          <table:table-cell office:value-type="float" office:value="2.46408839779006" calcext:value-type="float">
            <text:p>2.4640883978</text:p>
          </table:table-cell>
          <table:table-cell office:value-type="float" office:value="0.834980988593156" calcext:value-type="float">
            <text:p>0.8349809886</text:p>
          </table:table-cell>
          <table:table-cell office:value-type="float" office:value="2.44954128440367" calcext:value-type="float">
            <text:p>2.44954128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611.0610513231" calcext:value-type="float">
            <text:p>21611.0610513231</text:p>
          </table:table-cell>
          <table:table-cell office:value-type="float" office:value="0" calcext:value-type="float">
            <text:p>0</text:p>
          </table:table-cell>
          <table:table-cell office:value-type="float" office:value="18009.2175427692" calcext:value-type="float">
            <text:p>18009.2175427692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.00198747894116" calcext:value-type="float">
            <text:p>1.0019874789</text:p>
          </table:table-cell>
          <table:table-cell office:value-type="float" office:value="160" calcext:value-type="float">
            <text:p>160</text:p>
          </table:table-cell>
          <table:table-cell office:value-type="float" office:value="1137" calcext:value-type="float">
            <text:p>1137</text:p>
          </table:table-cell>
          <table:table-cell office:value-type="float" office:value="73" calcext:value-type="float">
            <text:p>73</text:p>
          </table:table-cell>
          <table:table-cell office:value-type="float" office:value="948" calcext:value-type="float">
            <text:p>948</text:p>
          </table:table-cell>
          <table:table-cell office:value-type="float" office:value="1144" calcext:value-type="float">
            <text:p>1144</text:p>
          </table:table-cell>
          <table:table-cell office:value-type="float" office:value="18045.0104833822" calcext:value-type="float">
            <text:p>18045.0104833822</text:p>
          </table:table-cell>
          <table:table-cell office:value-type="float" office:value="0.260714285714286" calcext:value-type="float">
            <text:p>0.2607142857</text:p>
          </table:table-cell>
          <table:table-cell office:value-type="float" office:value="0.585714285714286" calcext:value-type="float">
            <text:p>0.5857142857</text:p>
          </table:table-cell>
          <table:table-cell office:value-type="float" office:value="0.571428571428571" calcext:value-type="float">
            <text:p>0.5714285714</text:p>
          </table:table-cell>
          <table:table-cell office:value-type="float" office:value="4.05479452054795" calcext:value-type="float">
            <text:p>4.0547945205</text:p>
          </table:table-cell>
          <table:table-cell office:value-type="float" office:value="2.81875" calcext:value-type="float">
            <text:p>2.81875</text:p>
          </table:table-cell>
          <table:table-cell office:value-type="float" office:value="0.993881118881119" calcext:value-type="float">
            <text:p>0.9938811189</text:p>
          </table:table-cell>
          <table:table-cell office:value-type="float" office:value="2.79268292682927" calcext:value-type="float">
            <text:p>2.79268292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36.58914660826" calcext:value-type="float">
            <text:p>1536.5891466083</text:p>
          </table:table-cell>
          <table:table-cell office:value-type="float" office:value="0" calcext:value-type="float">
            <text:p>0</text:p>
          </table:table-cell>
          <table:table-cell office:value-type="float" office:value="1280.49095550688" calcext:value-type="float">
            <text:p>1280.4909555069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832" calcext:value-type="float">
            <text:p>832</text:p>
          </table:table-cell>
          <table:table-cell office:value-type="float" office:value="51" calcext:value-type="float">
            <text:p>51</text:p>
          </table:table-cell>
          <table:table-cell office:value-type="float" office:value="694" calcext:value-type="float">
            <text:p>694</text:p>
          </table:table-cell>
          <table:table-cell office:value-type="float" office:value="1393" calcext:value-type="float">
            <text:p>1393</text:p>
          </table:table-cell>
          <table:table-cell office:value-type="float" office:value="1280.49095550688" calcext:value-type="float">
            <text:p>1280.4909555069</text:p>
          </table:table-cell>
          <table:table-cell office:value-type="float" office:value="0.175862068965517" calcext:value-type="float">
            <text:p>0.175862069</text:p>
          </table:table-cell>
          <table:table-cell office:value-type="float" office:value="0.675862068965517" calcext:value-type="float">
            <text:p>0.675862069</text:p>
          </table:table-cell>
          <table:table-cell office:value-type="float" office:value="0.289655172413793" calcext:value-type="float">
            <text:p>0.2896551724</text:p>
          </table:table-cell>
          <table:table-cell office:value-type="float" office:value="3.84313725490196" calcext:value-type="float">
            <text:p>3.8431372549</text:p>
          </table:table-cell>
          <table:table-cell office:value-type="float" office:value="3.14285714285714" calcext:value-type="float">
            <text:p>3.1428571429</text:p>
          </table:table-cell>
          <table:table-cell office:value-type="float" office:value="0.597272074659009" calcext:value-type="float">
            <text:p>0.5972720747</text:p>
          </table:table-cell>
          <table:table-cell office:value-type="float" office:value="2.59183673469388" calcext:value-type="float">
            <text:p>2.59183673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5.82178342448" calcext:value-type="float">
            <text:p>2405.8217834245</text:p>
          </table:table-cell>
          <table:table-cell office:value-type="float" office:value="0" calcext:value-type="float">
            <text:p>0</text:p>
          </table:table-cell>
          <table:table-cell office:value-type="float" office:value="2004.85148618707" calcext:value-type="float">
            <text:p>2004.8514861871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954" calcext:value-type="float">
            <text:p>954</text:p>
          </table:table-cell>
          <table:table-cell office:value-type="float" office:value="47" calcext:value-type="float">
            <text:p>47</text:p>
          </table:table-cell>
          <table:table-cell office:value-type="float" office:value="795" calcext:value-type="float">
            <text:p>795</text:p>
          </table:table-cell>
          <table:table-cell office:value-type="float" office:value="1408.99999999999" calcext:value-type="float">
            <text:p>1409</text:p>
          </table:table-cell>
          <table:table-cell office:value-type="float" office:value="2004.85148618707" calcext:value-type="float">
            <text:p>2004.8514861871</text:p>
          </table:table-cell>
          <table:table-cell office:value-type="float" office:value="0.162068965517241" calcext:value-type="float">
            <text:p>0.1620689655</text:p>
          </table:table-cell>
          <table:table-cell office:value-type="float" office:value="0.6" calcext:value-type="float">
            <text:p>0.6</text:p>
          </table:table-cell>
          <table:table-cell office:value-type="float" office:value="0.396551724137931" calcext:value-type="float">
            <text:p>0.3965517241</text:p>
          </table:table-cell>
          <table:table-cell office:value-type="float" office:value="4.31914893617021" calcext:value-type="float">
            <text:p>4.3191489362</text:p>
          </table:table-cell>
          <table:table-cell office:value-type="float" office:value="2.81739130434783" calcext:value-type="float">
            <text:p>2.8173913043</text:p>
          </table:table-cell>
          <table:table-cell office:value-type="float" office:value="0.677075940383253" calcext:value-type="float">
            <text:p>0.6770759404</text:p>
          </table:table-cell>
          <table:table-cell office:value-type="float" office:value="2.79310344827586" calcext:value-type="float">
            <text:p>2.79310344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41.79671014262" calcext:value-type="float">
            <text:p>8541.7967101426</text:p>
          </table:table-cell>
          <table:table-cell office:value-type="float" office:value="0" calcext:value-type="float">
            <text:p>0</text:p>
          </table:table-cell>
          <table:table-cell office:value-type="float" office:value="7118.50362870067" calcext:value-type="float">
            <text:p>7118.5036287007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.00003151764175" calcext:value-type="float">
            <text:p>1.0000315176</text:p>
          </table:table-cell>
          <table:table-cell office:value-type="float" office:value="189" calcext:value-type="float">
            <text:p>189</text:p>
          </table:table-cell>
          <table:table-cell office:value-type="float" office:value="1061" calcext:value-type="float">
            <text:p>1061</text:p>
          </table:table-cell>
          <table:table-cell office:value-type="float" office:value="118" calcext:value-type="float">
            <text:p>118</text:p>
          </table:table-cell>
          <table:table-cell office:value-type="float" office:value="912" calcext:value-type="float">
            <text:p>912</text:p>
          </table:table-cell>
          <table:table-cell office:value-type="float" office:value="1106" calcext:value-type="float">
            <text:p>1106</text:p>
          </table:table-cell>
          <table:table-cell office:value-type="float" office:value="7118.72798714785" calcext:value-type="float">
            <text:p>7118.7279871479</text:p>
          </table:table-cell>
          <table:table-cell office:value-type="float" office:value="0.380645161290323" calcext:value-type="float">
            <text:p>0.3806451613</text:p>
          </table:table-cell>
          <table:table-cell office:value-type="float" office:value="0.661290322580645" calcext:value-type="float">
            <text:p>0.6612903226</text:p>
          </table:table-cell>
          <table:table-cell office:value-type="float" office:value="0.609677419354839" calcext:value-type="float">
            <text:p>0.6096774194</text:p>
          </table:table-cell>
          <table:table-cell office:value-type="float" office:value="2.67796610169492" calcext:value-type="float">
            <text:p>2.6779661017</text:p>
          </table:table-cell>
          <table:table-cell office:value-type="float" office:value="2.38624338624339" calcext:value-type="float">
            <text:p>2.3862433862</text:p>
          </table:table-cell>
          <table:table-cell office:value-type="float" office:value="0.959312839059674" calcext:value-type="float">
            <text:p>0.9593128391</text:p>
          </table:table-cell>
          <table:table-cell office:value-type="float" office:value="2.35121951219512" calcext:value-type="float">
            <text:p>2.35121951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08.56059414648" calcext:value-type="float">
            <text:p>5508.5605941465</text:p>
          </table:table-cell>
          <table:table-cell office:value-type="float" office:value="0" calcext:value-type="float">
            <text:p>0</text:p>
          </table:table-cell>
          <table:table-cell office:value-type="float" office:value="4590.46716178874" calcext:value-type="float">
            <text:p>4590.4671617887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.00004591709881" calcext:value-type="float">
            <text:p>1.0000459171</text:p>
          </table:table-cell>
          <table:table-cell office:value-type="float" office:value="138" calcext:value-type="float">
            <text:p>138</text:p>
          </table:table-cell>
          <table:table-cell office:value-type="float" office:value="1009" calcext:value-type="float">
            <text:p>1009</text:p>
          </table:table-cell>
          <table:table-cell office:value-type="float" office:value="92" calcext:value-type="float">
            <text:p>92</text:p>
          </table:table-cell>
          <table:table-cell office:value-type="float" office:value="841" calcext:value-type="float">
            <text:p>841</text:p>
          </table:table-cell>
          <table:table-cell office:value-type="float" office:value="1216" calcext:value-type="float">
            <text:p>1216</text:p>
          </table:table-cell>
          <table:table-cell office:value-type="float" office:value="4590.677942723" calcext:value-type="float">
            <text:p>4590.677942723</text:p>
          </table:table-cell>
          <table:table-cell office:value-type="float" office:value="0.317241379310345" calcext:value-type="float">
            <text:p>0.3172413793</text:p>
          </table:table-cell>
          <table:table-cell office:value-type="float" office:value="0.648275862068966" calcext:value-type="float">
            <text:p>0.6482758621</text:p>
          </table:table-cell>
          <table:table-cell office:value-type="float" office:value="0.475862068965517" calcext:value-type="float">
            <text:p>0.475862069</text:p>
          </table:table-cell>
          <table:table-cell office:value-type="float" office:value="3.01086956521739" calcext:value-type="float">
            <text:p>3.0108695652</text:p>
          </table:table-cell>
          <table:table-cell office:value-type="float" office:value="2.67391304347826" calcext:value-type="float">
            <text:p>2.6739130435</text:p>
          </table:table-cell>
          <table:table-cell office:value-type="float" office:value="0.829769736842105" calcext:value-type="float">
            <text:p>0.8297697368</text:p>
          </table:table-cell>
          <table:table-cell office:value-type="float" office:value="2.47340425531915" calcext:value-type="float">
            <text:p>2.47340425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2.58617545082" calcext:value-type="float">
            <text:p>1352.5861754508</text:p>
          </table:table-cell>
          <table:table-cell office:value-type="float" office:value="0" calcext:value-type="float">
            <text:p>0</text:p>
          </table:table-cell>
          <table:table-cell office:value-type="float" office:value="1127.15514620901" calcext:value-type="float">
            <text:p>1127.155146209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1014" calcext:value-type="float">
            <text:p>1014</text:p>
          </table:table-cell>
          <table:table-cell office:value-type="float" office:value="71" calcext:value-type="float">
            <text:p>71</text:p>
          </table:table-cell>
          <table:table-cell office:value-type="float" office:value="847" calcext:value-type="float">
            <text:p>847</text:p>
          </table:table-cell>
          <table:table-cell office:value-type="float" office:value="1629" calcext:value-type="float">
            <text:p>1629</text:p>
          </table:table-cell>
          <table:table-cell office:value-type="float" office:value="1127.15514620901" calcext:value-type="float">
            <text:p>1127.155146209</text:p>
          </table:table-cell>
          <table:table-cell office:value-type="float" office:value="0.236666666666667" calcext:value-type="float">
            <text:p>0.2366666667</text:p>
          </table:table-cell>
          <table:table-cell office:value-type="float" office:value="0.7" calcext:value-type="float">
            <text:p>0.7</text:p>
          </table:table-cell>
          <table:table-cell office:value-type="float" office:value="0.45" calcext:value-type="float">
            <text:p>0.45</text:p>
          </table:table-cell>
          <table:table-cell office:value-type="float" office:value="3.33802816901408" calcext:value-type="float">
            <text:p>3.338028169</text:p>
          </table:table-cell>
          <table:table-cell office:value-type="float" office:value="2.59259259259259" calcext:value-type="float">
            <text:p>2.5925925926</text:p>
          </table:table-cell>
          <table:table-cell office:value-type="float" office:value="0.622467771639042" calcext:value-type="float">
            <text:p>0.6224677716</text:p>
          </table:table-cell>
          <table:table-cell office:value-type="float" office:value="2.64761904761905" calcext:value-type="float">
            <text:p>2.64761904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49.1593895477" calcext:value-type="float">
            <text:p>13549.1593895477</text:p>
          </table:table-cell>
          <table:table-cell office:value-type="float" office:value="0" calcext:value-type="float">
            <text:p>0</text:p>
          </table:table-cell>
          <table:table-cell office:value-type="float" office:value="11290.9661579564" calcext:value-type="float">
            <text:p>11290.9661579564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852" calcext:value-type="float">
            <text:p>852</text:p>
          </table:table-cell>
          <table:table-cell office:value-type="float" office:value="48" calcext:value-type="float">
            <text:p>48</text:p>
          </table:table-cell>
          <table:table-cell office:value-type="float" office:value="710" calcext:value-type="float">
            <text:p>710</text:p>
          </table:table-cell>
          <table:table-cell office:value-type="float" office:value="1270" calcext:value-type="float">
            <text:p>1270</text:p>
          </table:table-cell>
          <table:table-cell office:value-type="float" office:value="11290.9661579564" calcext:value-type="float">
            <text:p>11290.9661579564</text:p>
          </table:table-cell>
          <table:table-cell office:value-type="float" office:value="0.16" calcext:value-type="float">
            <text:p>0.16</text:p>
          </table:table-cell>
          <table:table-cell office:value-type="float" office:value="0.66" calcext:value-type="float">
            <text:p>0.66</text:p>
          </table:table-cell>
          <table:table-cell office:value-type="float" office:value="0.363333333333333" calcext:value-type="float">
            <text:p>0.3633333333</text:p>
          </table:table-cell>
          <table:table-cell office:value-type="float" office:value="4" calcext:value-type="float">
            <text:p>4</text:p>
          </table:table-cell>
          <table:table-cell office:value-type="float" office:value="2.71559633027523" calcext:value-type="float">
            <text:p>2.7155963303</text:p>
          </table:table-cell>
          <table:table-cell office:value-type="float" office:value="0.670866141732283" calcext:value-type="float">
            <text:p>0.6708661417</text:p>
          </table:table-cell>
          <table:table-cell office:value-type="float" office:value="2.47979797979798" calcext:value-type="float">
            <text:p>2.47979797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17.42906485146" calcext:value-type="float">
            <text:p>2317.4290648515</text:p>
          </table:table-cell>
          <table:table-cell office:value-type="float" office:value="0" calcext:value-type="float">
            <text:p>0</text:p>
          </table:table-cell>
          <table:table-cell office:value-type="float" office:value="1931.19088737621" calcext:value-type="float">
            <text:p>1931.1908873762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692" calcext:value-type="float">
            <text:p>692</text:p>
          </table:table-cell>
          <table:table-cell office:value-type="float" office:value="39" calcext:value-type="float">
            <text:p>39</text:p>
          </table:table-cell>
          <table:table-cell office:value-type="float" office:value="577" calcext:value-type="float">
            <text:p>577</text:p>
          </table:table-cell>
          <table:table-cell office:value-type="float" office:value="1223" calcext:value-type="float">
            <text:p>1223</text:p>
          </table:table-cell>
          <table:table-cell office:value-type="float" office:value="1931.19088737621" calcext:value-type="float">
            <text:p>1931.1908873762</text:p>
          </table:table-cell>
          <table:table-cell office:value-type="float" office:value="0.144444444444444" calcext:value-type="float">
            <text:p>0.1444444444</text:p>
          </table:table-cell>
          <table:table-cell office:value-type="float" office:value="0.566666666666667" calcext:value-type="float">
            <text:p>0.5666666667</text:p>
          </table:table-cell>
          <table:table-cell office:value-type="float" office:value="0.266666666666667" calcext:value-type="float">
            <text:p>0.2666666667</text:p>
          </table:table-cell>
          <table:table-cell office:value-type="float" office:value="4.43589743589744" calcext:value-type="float">
            <text:p>4.4358974359</text:p>
          </table:table-cell>
          <table:table-cell office:value-type="float" office:value="3.30555555555556" calcext:value-type="float">
            <text:p>3.3055555556</text:p>
          </table:table-cell>
          <table:table-cell office:value-type="float" office:value="0.565821749795585" calcext:value-type="float">
            <text:p>0.5658217498</text:p>
          </table:table-cell>
          <table:table-cell office:value-type="float" office:value="2.92156862745098" calcext:value-type="float">
            <text:p>2.92156862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36.58502127866" calcext:value-type="float">
            <text:p>9136.5850212787</text:p>
          </table:table-cell>
          <table:table-cell office:value-type="float" office:value="0" calcext:value-type="float">
            <text:p>0</text:p>
          </table:table-cell>
          <table:table-cell office:value-type="float" office:value="7613.82085106553" calcext:value-type="float">
            <text:p>7613.8208510655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99998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994" calcext:value-type="float">
            <text:p>994</text:p>
          </table:table-cell>
          <table:table-cell office:value-type="float" office:value="85" calcext:value-type="float">
            <text:p>85</text:p>
          </table:table-cell>
          <table:table-cell office:value-type="float" office:value="829" calcext:value-type="float">
            <text:p>829</text:p>
          </table:table-cell>
          <table:table-cell office:value-type="float" office:value="1398" calcext:value-type="float">
            <text:p>1398</text:p>
          </table:table-cell>
          <table:table-cell office:value-type="float" office:value="7613.82085106551" calcext:value-type="float">
            <text:p>7613.8208510655</text:p>
          </table:table-cell>
          <table:table-cell office:value-type="float" office:value="0.274193548387097" calcext:value-type="float">
            <text:p>0.2741935484</text:p>
          </table:table-cell>
          <table:table-cell office:value-type="float" office:value="0.687096774193548" calcext:value-type="float">
            <text:p>0.6870967742</text:p>
          </table:table-cell>
          <table:table-cell office:value-type="float" office:value="0.496774193548387" calcext:value-type="float">
            <text:p>0.4967741935</text:p>
          </table:table-cell>
          <table:table-cell office:value-type="float" office:value="3.09411764705882" calcext:value-type="float">
            <text:p>3.0941176471</text:p>
          </table:table-cell>
          <table:table-cell office:value-type="float" office:value="2.51948051948052" calcext:value-type="float">
            <text:p>2.5194805195</text:p>
          </table:table-cell>
          <table:table-cell office:value-type="float" office:value="0.71101573676681" calcext:value-type="float">
            <text:p>0.7110157368</text:p>
          </table:table-cell>
          <table:table-cell office:value-type="float" office:value="2.55868544600939" calcext:value-type="float">
            <text:p>2.5586854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95.17801347117" calcext:value-type="float">
            <text:p>1695.1780134712</text:p>
          </table:table-cell>
          <table:table-cell office:value-type="float" office:value="0" calcext:value-type="float">
            <text:p>0</text:p>
          </table:table-cell>
          <table:table-cell office:value-type="float" office:value="1412.64834455931" calcext:value-type="float">
            <text:p>1412.6483445593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893" calcext:value-type="float">
            <text:p>893</text:p>
          </table:table-cell>
          <table:table-cell office:value-type="float" office:value="58" calcext:value-type="float">
            <text:p>58</text:p>
          </table:table-cell>
          <table:table-cell office:value-type="float" office:value="756" calcext:value-type="float">
            <text:p>756</text:p>
          </table:table-cell>
          <table:table-cell office:value-type="float" office:value="1364" calcext:value-type="float">
            <text:p>1364</text:p>
          </table:table-cell>
          <table:table-cell office:value-type="float" office:value="1412.64834455931" calcext:value-type="float">
            <text:p>1412.6483445593</text:p>
          </table:table-cell>
          <table:table-cell office:value-type="float" office:value="0.2" calcext:value-type="float">
            <text:p>0.2</text:p>
          </table:table-cell>
          <table:table-cell office:value-type="float" office:value="0.603448275862069" calcext:value-type="float">
            <text:p>0.6034482759</text:p>
          </table:table-cell>
          <table:table-cell office:value-type="float" office:value="0.348275862068965" calcext:value-type="float">
            <text:p>0.3482758621</text:p>
          </table:table-cell>
          <table:table-cell office:value-type="float" office:value="3.89655172413793" calcext:value-type="float">
            <text:p>3.8965517241</text:p>
          </table:table-cell>
          <table:table-cell office:value-type="float" office:value="3.11881188118812" calcext:value-type="float">
            <text:p>3.1188118812</text:p>
          </table:table-cell>
          <table:table-cell office:value-type="float" office:value="0.654692082111437" calcext:value-type="float">
            <text:p>0.6546920821</text:p>
          </table:table-cell>
          <table:table-cell office:value-type="float" office:value="2.90285714285714" calcext:value-type="float">
            <text:p>2.9028571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63.79948321043" calcext:value-type="float">
            <text:p>4063.7994832104</text:p>
          </table:table-cell>
          <table:table-cell office:value-type="float" office:value="0" calcext:value-type="float">
            <text:p>0</text:p>
          </table:table-cell>
          <table:table-cell office:value-type="float" office:value="3386.49956934203" calcext:value-type="float">
            <text:p>3386.499569342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0.999999999999999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1449" calcext:value-type="float">
            <text:p>1449</text:p>
          </table:table-cell>
          <table:table-cell office:value-type="float" office:value="127" calcext:value-type="float">
            <text:p>127</text:p>
          </table:table-cell>
          <table:table-cell office:value-type="float" office:value="1208" calcext:value-type="float">
            <text:p>1208</text:p>
          </table:table-cell>
          <table:table-cell office:value-type="float" office:value="1312" calcext:value-type="float">
            <text:p>1312</text:p>
          </table:table-cell>
          <table:table-cell office:value-type="float" office:value="3386.49956934203" calcext:value-type="float">
            <text:p>3386.499569342</text:p>
          </table:table-cell>
          <table:table-cell office:value-type="float" office:value="0.437931034482759" calcext:value-type="float">
            <text:p>0.4379310345</text:p>
          </table:table-cell>
          <table:table-cell office:value-type="float" office:value="0.627586206896552" calcext:value-type="float">
            <text:p>0.6275862069</text:p>
          </table:table-cell>
          <table:table-cell office:value-type="float" office:value="0.637931034482759" calcext:value-type="float">
            <text:p>0.6379310345</text:p>
          </table:table-cell>
          <table:table-cell office:value-type="float" office:value="3.33858267716535" calcext:value-type="float">
            <text:p>3.3385826772</text:p>
          </table:table-cell>
          <table:table-cell office:value-type="float" office:value="2.81081081081081" calcext:value-type="float">
            <text:p>2.8108108108</text:p>
          </table:table-cell>
          <table:table-cell office:value-type="float" office:value="1.10442073170732" calcext:value-type="float">
            <text:p>1.1044207317</text:p>
          </table:table-cell>
          <table:table-cell office:value-type="float" office:value="2.82967032967033" calcext:value-type="float">
            <text:p>2.8296703297</text:p>
          </table:table-cell>
        </table:table-row>
        <table:table-row table:style-name="ro1">
          <table:table-cell table:style-name="ce1" table:formula="of:=AVERAGE([.A2:.A14])" office:value-type="float" office:value="0" calcext:value-type="float">
            <text:p>0</text:p>
          </table:table-cell>
          <table:table-cell table:style-name="ce1" table:formula="of:=AVERAGE([.B2:.B14])" office:value-type="float" office:value="6161.3020820048" calcext:value-type="float">
            <text:p>6161.3020820048</text:p>
          </table:table-cell>
          <table:table-cell table:style-name="ce1" table:formula="of:=AVERAGE([.C2:.C14])" office:value-type="float" office:value="0" calcext:value-type="float">
            <text:p>0</text:p>
          </table:table-cell>
          <table:table-cell table:style-name="ce1" table:formula="of:=AVERAGE([.D2:.D14])" office:value-type="float" office:value="5134.44453271542" calcext:value-type="float">
            <text:p>5134.4445327154</text:p>
          </table:table-cell>
          <table:table-cell table:style-name="ce1" table:formula="of:=AVERAGE([.E2:.E14])" office:value-type="float" office:value="189.384615384615" calcext:value-type="float">
            <text:p>189.3846153846</text:p>
          </table:table-cell>
          <table:table-cell table:style-name="ce1" table:formula="of:=AVERAGE([.F2:.F14])" office:value-type="float" office:value="0" calcext:value-type="float">
            <text:p>0</text:p>
          </table:table-cell>
          <table:table-cell table:style-name="ce2" table:formula="of:=AVERAGE([.G2:.G14])" office:value-type="float" office:value="1.00015883951398" calcext:value-type="float">
            <text:p>1.0001588395</text:p>
          </table:table-cell>
          <table:table-cell table:style-name="ce1" table:formula="of:=AVERAGE([.H2:.H14])" office:value-type="float" office:value="136.461538461538" calcext:value-type="float">
            <text:p>136.4615384615</text:p>
          </table:table-cell>
          <table:table-cell table:style-name="ce1" table:formula="of:=AVERAGE([.I2:.I14])" office:value-type="float" office:value="996.923076923077" calcext:value-type="float">
            <text:p>996.9230769231</text:p>
          </table:table-cell>
          <table:table-cell table:style-name="ce1" table:formula="of:=AVERAGE([.J2:.J14])" office:value-type="float" office:value="77.2307692307692" calcext:value-type="float">
            <text:p>77.2307692308</text:p>
          </table:table-cell>
          <table:table-cell table:style-name="ce1" table:formula="of:=AVERAGE([.K2:.K14])" office:value-type="float" office:value="834.461538461538" calcext:value-type="float">
            <text:p>834.4615384615</text:p>
          </table:table-cell>
          <table:table-cell table:style-name="ce1" table:formula="of:=AVERAGE([.L2:.L14])" office:value-type="float" office:value="1302.92307692308" calcext:value-type="float">
            <text:p>1302.9230769231</text:p>
          </table:table-cell>
          <table:table-cell table:style-name="ce1" table:formula="of:=AVERAGE([.M2:.M14])" office:value-type="float" office:value="5137.23130809961" calcext:value-type="float">
            <text:p>5137.2313080996</text:p>
          </table:table-cell>
          <table:table-cell table:style-name="ce3" table:formula="of:=AVERAGE([.N2:.N14])" office:value-type="float" office:value="0.261520581136821" calcext:value-type="float">
            <text:p>0.2615205811</text:p>
          </table:table-cell>
          <table:table-cell table:style-name="ce1" table:formula="of:=AVERAGE([.O2:.O14])" office:value-type="float" office:value="0.64327747150884" calcext:value-type="float">
            <text:p>0.6432774715</text:p>
          </table:table-cell>
          <table:table-cell table:style-name="ce2" table:formula="of:=AVERAGE([.P2:.P14])" office:value-type="float" office:value="0.46252482408211" calcext:value-type="float">
            <text:p>0.4625248241</text:p>
          </table:table-cell>
          <table:table-cell table:style-name="ce1" table:formula="of:=AVERAGE([.Q2:.Q14])" office:value-type="float" office:value="3.54321484510471" calcext:value-type="float">
            <text:p>3.5432148451</text:p>
          </table:table-cell>
          <table:table-cell table:style-name="ce2" table:formula="of:=AVERAGE([.R2:.R14])" office:value-type="float" office:value="2.76275075683013" calcext:value-type="float">
            <text:p>2.7627507568</text:p>
          </table:table-cell>
          <table:table-cell table:style-name="ce2" table:formula="of:=AVERAGE([.S2:.S14])" office:value-type="float" office:value="0.774063027889158" calcext:value-type="float">
            <text:p>0.7740630279</text:p>
          </table:table-cell>
          <table:table-cell table:style-name="ce1" table:formula="of:=AVERAGE([.T2:.T14])" office:value-type="float" office:value="2.6386722633303" calcext:value-type="float">
            <text:p>2.6386722633</text:p>
          </table:table-cell>
        </table:table-row>
        <table:table-row table:style-name="ro1">
          <table:table-cell table:style-name="ce1" table:formula="of:=STDEV([.A2:.A14])" office:value-type="float" office:value="0" calcext:value-type="float">
            <text:p>0</text:p>
          </table:table-cell>
          <table:table-cell table:style-name="ce1" table:formula="of:=STDEV([.B2:.B14])" office:value-type="float" office:value="5873.43993840496" calcext:value-type="float">
            <text:p>5873.439938405</text:p>
          </table:table-cell>
          <table:table-cell table:style-name="ce1" table:formula="of:=STDEV([.C2:.C14])" office:value-type="float" office:value="0" calcext:value-type="float">
            <text:p>0</text:p>
          </table:table-cell>
          <table:table-cell table:style-name="ce1" table:formula="of:=STDEV([.D2:.D14])" office:value-type="float" office:value="4894.54475633498" calcext:value-type="float">
            <text:p>4894.544756335</text:p>
          </table:table-cell>
          <table:table-cell table:style-name="ce1" table:formula="of:=STDEV([.E2:.E14])" office:value-type="float" office:value="19.6703603658671" calcext:value-type="float">
            <text:p>19.6703603659</text:p>
          </table:table-cell>
          <table:table-cell table:style-name="ce1" table:formula="of:=STDEV([.F2:.F14])" office:value-type="float" office:value="0" calcext:value-type="float">
            <text:p>0</text:p>
          </table:table-cell>
          <table:table-cell table:style-name="ce2" table:formula="of:=STDEV([.G2:.G14])" office:value-type="float" office:value="0.000549635060566458" calcext:value-type="float">
            <text:p>0.0005496351</text:p>
          </table:table-cell>
          <table:table-cell table:style-name="ce1" table:formula="of:=STDEV([.H2:.H14])" office:value-type="float" office:value="38.2505237101737" calcext:value-type="float">
            <text:p>38.2505237102</text:p>
          </table:table-cell>
          <table:table-cell table:style-name="ce1" table:formula="of:=STDEV([.I2:.I14])" office:value-type="float" office:value="180.985018504508" calcext:value-type="float">
            <text:p>180.9850185045</text:p>
          </table:table-cell>
          <table:table-cell table:style-name="ce1" table:formula="of:=STDEV([.J2:.J14])" office:value-type="float" office:value="28.6477277928339" calcext:value-type="float">
            <text:p>28.6477277928</text:p>
          </table:table-cell>
          <table:table-cell table:style-name="ce1" table:formula="of:=STDEV([.K2:.K14])" office:value-type="float" office:value="151.30301571384" calcext:value-type="float">
            <text:p>151.3030157138</text:p>
          </table:table-cell>
          <table:table-cell table:style-name="ce1" table:formula="of:=STDEV([.L2:.L14])" office:value-type="float" office:value="140.968945480001" calcext:value-type="float">
            <text:p>140.96894548</text:p>
          </table:table-cell>
          <table:table-cell table:style-name="ce1" table:formula="of:=STDEV([.M2:.M14])" office:value-type="float" office:value="4902.4000386143" calcext:value-type="float">
            <text:p>4902.4000386143</text:p>
          </table:table-cell>
          <table:table-cell table:style-name="ce3" table:formula="of:=STDEV([.N2:.N14])" office:value-type="float" office:value="0.0936390637127108" calcext:value-type="float">
            <text:p>0.0936390637</text:p>
          </table:table-cell>
          <table:table-cell table:style-name="ce1" table:formula="of:=STDEV([.O2:.O14])" office:value-type="float" office:value="0.047620265876849" calcext:value-type="float">
            <text:p>0.0476202659</text:p>
          </table:table-cell>
          <table:table-cell table:style-name="ce2" table:formula="of:=STDEV([.P2:.P14])" office:value-type="float" office:value="0.123413247475764" calcext:value-type="float">
            <text:p>0.1234132475</text:p>
          </table:table-cell>
          <table:table-cell table:style-name="ce1" table:formula="of:=STDEV([.Q2:.Q14])" office:value-type="float" office:value="0.575424906067515" calcext:value-type="float">
            <text:p>0.5754249061</text:p>
          </table:table-cell>
          <table:table-cell table:style-name="ce2" table:formula="of:=STDEV([.R2:.R14])" office:value-type="float" office:value="0.281208625694358" calcext:value-type="float">
            <text:p>0.2812086257</text:p>
          </table:table-cell>
          <table:table-cell table:style-name="ce2" table:formula="of:=STDEV([.S2:.S14])" office:value-type="float" office:value="0.168072919972448" calcext:value-type="float">
            <text:p>0.16807292</text:p>
          </table:table-cell>
          <table:table-cell table:style-name="ce1" table:formula="of:=STDEV([.T2:.T14])" office:value-type="float" office:value="0.189266484137753" calcext:value-type="float">
            <text:p>0.1892664841</text:p>
          </table:table-cell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4T15:44:24.687158904</dc:date>
    <dc:creator>alexander </dc:creator>
    <meta:generator>LibreOffice/4.1.2.3$Linux_X86_64 LibreOffice_project/410m0$Build-3</meta:generator>
    <meta:editing-duration>P0D</meta:editing-duration>
    <meta:editing-cycles>1</meta:editing-cycles>
    <meta:document-statistic meta:table-count="1" meta:cell-count="320" meta:object-count="0"/>
  </office:meta>
</office:document-meta>
</file>